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owers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番号</text:p>
          </table:table-cell>
          <table:table-cell table:style-name="ce3" office:value-type="string" calcext:value-type="string">
            <text:p>花名</text:p>
          </table:table-cell>
          <table:table-cell table:style-name="ce3" office:value-type="string" calcext:value-type="string">
            <text:p>季節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春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ひまり</text:p>
          </table:table-cell>
          <table:table-cell office:value-type="string" calcext:value-type="string">
            <text:p>夏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つばき</text:p>
          </table:table-cell>
          <table:table-cell office:value-type="string" calcext:value-type="string">
            <text:p>冬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00/00/00</text:date>, <text:time style:data-style-name="N2" text:time-value="02:34:17.66893174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00:55:23.584028101</meta:creation-date>
    <meta:generator>LibreOffice/7.3.2.2$Linux_X86_64 LibreOffice_project/30$Build-2</meta:generator>
    <dc:date>2022-05-06T02:35:14.592531617</dc:date>
    <meta:editing-duration>PT4M40S</meta:editing-duration>
    <meta:editing-cycles>4</meta:editing-cycles>
    <meta:document-statistic meta:table-count="1" meta:cell-count="1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DialogLibraries.LoadLibrary( "Standard")
	Set oDialog = CreateUnoDialog( DialogLibraries.Standard.Dialog1)
	Dim GridControl1 As Object: Set GridControl1 = oDialog.getControl( "GridControl1")
	With ThisComponent.getSheets( ).getByName( "flowers")
		'ヘッダ行からカラム名を取得　列幅は50px
		col0 = GridControl1.Model.ColumnModel.createColumn()
		col0.Title = .getCellByPosition( 0, 0).String
		col0.MaxWidth = 50
		GridControl1.Model.ColumnModel.addColumn( col0)
		col1 = GridControl1.Model.ColumnModel.createColumn()
		col1.Title = .getCellByPosition( 1, 0).String
		col1.MaxWidth = 50
		GridControl1.Model.ColumnModel.addColumn( col1)
		col2 = GridControl1.Model.ColumnModel.createColumn()
		col2.Title = .getCellByPosition( 2, 0).String
		col2.MaxWidth = 50
		GridControl1.Model.ColumnModel.addColumn( col2)
		
		GridControl1.Model.GridDataModel.removeAllRows( )
		Dim i As Integer: i = 1
		Do While .getCellByPosition( 0, i).String &lt;&gt; ""
			'セルのデータを配列化してグリッドに行追加する
			GridControl1.Model.GridDataModel.addRow( 0, _
				Array( .getCellByPosition( 0, i).String, .getCellByPosition( 1, i).String, .getCellByPosition( 2, i).String))
			i = i + 1
		Loop
	End With
	oDialog.Execute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2" dlg:top="128" dlg:width="164" dlg:height="130" dlg:closeable="true" dlg:moveable="true">
  <dlg:bulletinboard>
    <dlg:table dlg:id="GridControl1" dlg:tab-index="0" dlg:left="15" dlg:top="42" dlg:width="134" dlg:height="45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